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89b1" officeooo:paragraph-rsid="000489b1"/>
    </style:style>
    <style:style style:name="P2" style:family="paragraph" style:parent-style-name="Standard">
      <style:text-properties officeooo:rsid="000489b1" officeooo:paragraph-rsid="000489b1"/>
    </style:style>
    <style:style style:name="P3" style:family="paragraph" style:parent-style-name="Standard">
      <style:text-properties officeooo:rsid="00051c62" officeooo:paragraph-rsid="00051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Para ajudar no banco de dados utilizar knex</text:p>
      <text:p text:style-name="P1"><text:tab/>-Procurar na documentação dele o que fazer para cada banco de dados</text:p>
      <text:p text:style-name="P1"><text:tab/>-Utilizar Migrate (procurar documentação no site deles)</text:p>
      <text:p text:style-name="P1"/>
      <text:p text:style-name="P3">Coisas para estudar agora:</text:p>
      <text:p text:style-name="P3">-Padrões de código: ESLint, Prettier</text:p>
      <text:p text:style-name="P3">-Autenticação JWT</text:p>
      <text:p text:style-name="P3">-Styled Component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7:11:38.985173355</meta:creation-date>
    <meta:generator>LibreOffice/6.0.7.3$Linux_X86_64 LibreOffice_project/00m0$Build-3</meta:generator>
    <dc:date>2020-04-02T10:54:33.116722555</dc:date>
    <meta:editing-duration>PT6M8S</meta:editing-duration>
    <meta:editing-cycles>2</meta:editing-cycles>
    <meta:document-statistic meta:table-count="0" meta:image-count="0" meta:object-count="0" meta:page-count="1" meta:paragraph-count="7" meta:word-count="40" meta:character-count="264" meta:non-whitespace-character-count="229"/>
  </office:meta>
</office:document-meta>
</file>